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57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3.06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6.2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7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2" table:default-cell-style-name="ce4"/>
        <table:table-column table:style-name="co6" table:default-cell-style-name="ce7"/>
        <table:table-row table:style-name="ro2">
          <table:table-cell table:style-name="ce1" office:value-type="string">
            <text:p><text:s text:c="7"/>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MP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Mag</text:p>
          </table:table-cell>
          <table:table-cell table:style-name="ce3" office:value-type="string">
            <text:p>Def M.</text:p>
          </table:table-cell>
          <table:table-cell table:style-name="ce3" office:value-type="string">
            <text:p>Agi</text:p>
          </table:table-cell>
          <table:table-cell table:style-name="ce6" office:value-type="string">
            <text:p>Cha</text:p>
          </table:table-cell>
          <table:table-cell table:style-name="ce6" office:value-type="string">
            <text:p>Total</text:p>
          </table:table-cell>
          <table:table-cell/>
          <table:table-cell table:style-name="ce9" office:value-type="string">
            <text:p>Spécialité1</text:p>
          </table:table-cell>
          <table:table-cell table:style-name="ce9" office:value-type="string">
            <text:p>Spécialité3</text:p>
          </table:table-cell>
          <table:table-cell table:style-name="ce11" office:value-type="string">
            <text:p>Spécialité3</text:p>
          </table:table-cell>
        </table:table-row>
        <table:table-row table:style-name="ro4">
          <table:table-cell office:value-type="string">
            <text:p>Aventurier</text:p>
          </table:table-cell>
          <table:table-cell office:value-type="string">
            <text:p>300 → 5600</text:p>
          </table:table-cell>
          <table:table-cell office:value-type="string">
            <text:p>50 → 600</text:p>
          </table:table-cell>
          <table:table-cell office:value-type="string">
            <text:p>18 → 180</text:p>
          </table:table-cell>
          <table:table-cell office:value-type="string">
            <text:p>10 → 170</text:p>
          </table:table-cell>
          <table:table-cell office:value-type="string">
            <text:p>15 → 150</text:p>
          </table:table-cell>
          <table:table-cell office:value-type="string">
            <text:p>17 → 160</text:p>
          </table:table-cell>
          <table:table-cell office:value-type="string">
            <text:p>20 → 180</text:p>
          </table:table-cell>
          <table:table-cell office:value-type="string">
            <text:p>17 → 177</text:p>
          </table:table-cell>
          <table:table-cell office:value-type="string">
            <text:p>97 → 1017</text:p>
          </table:table-cell>
          <table:table-cell office:value-type="string">
            <text:p>Début</text:p>
          </table:table-cell>
          <table:table-cell office:value-type="string">
            <text:p>polyvalent</text:p>
          </table:table-cell>
          <table:table-cell table:number-columns-repeated="2"/>
        </table:table-row>
        <table:table-row table:style-name="ro4">
          <table:table-cell office:value-type="string">
            <text:p>Guerrier</text:p>
          </table:table-cell>
          <table:table-cell office:value-type="string">
            <text:p>350 → 6200</text:p>
          </table:table-cell>
          <table:table-cell office:value-type="string">
            <text:p>30 → 110</text:p>
          </table:table-cell>
          <table:table-cell office:value-type="string">
            <text:p>21 → 210</text:p>
          </table:table-cell>
          <table:table-cell office:value-type="string">
            <text:p>12 → 185</text:p>
          </table:table-cell>
          <table:table-cell office:value-type="string">
            <text:p>10 → 50</text:p>
          </table:table-cell>
          <table:table-cell office:value-type="string">
            <text:p>18 → 120</text:p>
          </table:table-cell>
          <table:table-cell office:value-type="string">
            <text:p>17 → 170</text:p>
          </table:table-cell>
          <table:table-cell office:value-type="string">
            <text:p>14 → 140</text:p>
          </table:table-cell>
          <table:table-cell office:value-type="string">
            <text:p>92 → 875</text:p>
          </table:table-cell>
          <table:table-cell office:value-type="string">
            <text:p>Pure</text:p>
          </table:table-cell>
          <table:table-cell table:number-columns-repeated="3"/>
        </table:table-row>
        <table:table-row table:style-name="ro4">
          <table:table-cell office:value-type="string">
            <text:p>Mage</text:p>
          </table:table-cell>
          <table:table-cell office:value-type="string">
            <text:p>270 → 5100</text:p>
          </table:table-cell>
          <table:table-cell office:value-type="string">
            <text:p>60 → 750</text:p>
          </table:table-cell>
          <table:table-cell office:value-type="string">
            <text:p>16 → 150</text:p>
          </table:table-cell>
          <table:table-cell office:value-type="string">
            <text:p>9 → 130</text:p>
          </table:table-cell>
          <table:table-cell office:value-type="string">
            <text:p>19 → 200</text:p>
          </table:table-cell>
          <table:table-cell office:value-type="string">
            <text:p>20 → 190</text:p>
          </table:table-cell>
          <table:table-cell office:value-type="string">
            <text:p>17 → 160</text:p>
          </table:table-cell>
          <table:table-cell office:value-type="string">
            <text:p>15 → 150</text:p>
          </table:table-cell>
          <table:table-cell office:value-type="string">
            <text:p>96 → 980</text:p>
          </table:table-cell>
          <table:table-cell office:value-type="string">
            <text:p>Pure</text:p>
          </table:table-cell>
          <table:table-cell office:value-type="string">
            <text:p>sort elem</text:p>
          </table:table-cell>
          <table:table-cell table:number-columns-repeated="2"/>
        </table:table-row>
        <table:table-row table:style-name="ro4">
          <table:table-cell office:value-type="string">
            <text:p>Guérisseur</text:p>
          </table:table-cell>
          <table:table-cell office:value-type="string">
            <text:p>280 → 5000</text:p>
          </table:table-cell>
          <table:table-cell office:value-type="string">
            <text:p>60 → 700</text:p>
          </table:table-cell>
          <table:table-cell office:value-type="string">
            <text:p>16 → 150</text:p>
          </table:table-cell>
          <table:table-cell office:value-type="string">
            <text:p>10 → 135</text:p>
          </table:table-cell>
          <table:table-cell office:value-type="string">
            <text:p>18 → 185</text:p>
          </table:table-cell>
          <table:table-cell office:value-type="string">
            <text:p>19 → 195</text:p>
          </table:table-cell>
          <table:table-cell office:value-type="string">
            <text:p>16 → 160</text:p>
          </table:table-cell>
          <table:table-cell office:value-type="string">
            <text:p>14 → 145</text:p>
          </table:table-cell>
          <table:table-cell office:value-type="string">
            <text:p>93 → 970</text:p>
          </table:table-cell>
          <table:table-cell office:value-type="string">
            <text:p>Pure</text:p>
          </table:table-cell>
          <table:table-cell table:number-columns-repeated="3"/>
        </table:table-row>
        <table:table-row table:style-name="ro4">
          <table:table-cell office:value-type="string">
            <text:p>Archer</text:p>
          </table:table-cell>
          <table:table-cell office:value-type="string">
            <text:p>275 → 5800</text:p>
          </table:table-cell>
          <table:table-cell office:value-type="string">
            <text:p>45 → 130</text:p>
          </table:table-cell>
          <table:table-cell office:value-type="string">
            <text:p>19 → 190</text:p>
          </table:table-cell>
          <table:table-cell office:value-type="string">
            <text:p>9 → 180</text:p>
          </table:table-cell>
          <table:table-cell office:value-type="string">
            <text:p>14 → 80</text:p>
          </table:table-cell>
          <table:table-cell office:value-type="string">
            <text:p>17 → 110</text:p>
          </table:table-cell>
          <table:table-cell office:value-type="string">
            <text:p>18 → 190</text:p>
          </table:table-cell>
          <table:table-cell office:value-type="string">
            <text:p>10 → 140</text:p>
          </table:table-cell>
          <table:table-cell office:value-type="string">
            <text:p>87 → 890</text:p>
          </table:table-cell>
          <table:table-cell office:value-type="string">
            <text:p>Pure</text:p>
          </table:table-cell>
          <table:table-cell office:value-type="string">
            <text:p>Précision +</text:p>
          </table:table-cell>
          <table:table-cell table:number-columns-repeated="2"/>
        </table:table-row>
        <table:table-row table:style-name="ro4">
          <table:table-cell office:value-type="string">
            <text:p>Soldat</text:p>
          </table:table-cell>
          <table:table-cell office:value-type="string">
            <text:p>350 → 5900</text:p>
          </table:table-cell>
          <table:table-cell office:value-type="string">
            <text:p>30 → 115</text:p>
          </table:table-cell>
          <table:table-cell office:value-type="string">
            <text:p>21 → 200</text:p>
          </table:table-cell>
          <table:table-cell office:value-type="string">
            <text:p>12 → 210</text:p>
          </table:table-cell>
          <table:table-cell office:value-type="string">
            <text:p>10 → 50</text:p>
          </table:table-cell>
          <table:table-cell office:value-type="string">
            <text:p>18 → 170</text:p>
          </table:table-cell>
          <table:table-cell office:value-type="string">
            <text:p>17 → 150</text:p>
          </table:table-cell>
          <table:table-cell office:value-type="string">
            <text:p>14 → 140</text:p>
          </table:table-cell>
          <table:table-cell office:value-type="string">
            <text:p>92 → 920</text:p>
          </table:table-cell>
          <table:table-cell office:value-type="string">
            <text:p>Pure</text:p>
          </table:table-cell>
          <table:table-cell table:number-columns-repeated="3"/>
        </table:table-row>
        <table:table-row table:style-name="ro4">
          <table:table-cell office:value-type="string">
            <text:p>Mendiant</text:p>
          </table:table-cell>
          <table:table-cell office:value-type="string">
            <text:p>150 → 6800</text:p>
          </table:table-cell>
          <table:table-cell office:value-type="string">
            <text:p>5 → 30</text:p>
          </table:table-cell>
          <table:table-cell office:value-type="string">
            <text:p>5 → 220</text:p>
          </table:table-cell>
          <table:table-cell office:value-type="string">
            <text:p>5 → 170</text:p>
          </table:table-cell>
          <table:table-cell office:value-type="string">
            <text:p>10 → 50</text:p>
          </table:table-cell>
          <table:table-cell office:value-type="string">
            <text:p>10 → 200</text:p>
          </table:table-cell>
          <table:table-cell office:value-type="string">
            <text:p>12 → 180</text:p>
          </table:table-cell>
          <table:table-cell office:value-type="string">
            <text:p>40 → 210</text:p>
          </table:table-cell>
          <table:table-cell office:value-type="string">
            <text:p>82 → 1030</text:p>
          </table:table-cell>
          <table:table-cell office:value-type="string">
            <text:p>Pure</text:p>
          </table:table-cell>
          <table:table-cell office:value-type="string">
            <text:p>- debut, + fin</text:p>
          </table:table-cell>
          <table:table-cell table:number-columns-repeated="2"/>
        </table:table-row>
        <table:table-row table:style-name="ro4">
          <table:table-cell office:value-type="string">
            <text:p>Moine</text:p>
          </table:table-cell>
          <table:table-cell office:value-type="string">
            <text:p>340 → 6100</text:p>
          </table:table-cell>
          <table:table-cell office:value-type="string">
            <text:p>35 → 120</text:p>
          </table:table-cell>
          <table:table-cell office:value-type="string">
            <text:p>20 → 205</text:p>
          </table:table-cell>
          <table:table-cell office:value-type="string">
            <text:p>13 → 180</text:p>
          </table:table-cell>
          <table:table-cell office:value-type="string">
            <text:p>11 → 70</text:p>
          </table:table-cell>
          <table:table-cell office:value-type="string">
            <text:p>17 → 140</text:p>
          </table:table-cell>
          <table:table-cell office:value-type="string">
            <text:p>20 → 200</text:p>
          </table:table-cell>
          <table:table-cell office:value-type="string">
            <text:p>15 → 150</text:p>
          </table:table-cell>
          <table:table-cell office:value-type="string">
            <text:p>96 → 945</text:p>
          </table:table-cell>
          <table:table-cell office:value-type="string">
            <text:p>Pure</text:p>
          </table:table-cell>
          <table:table-cell office:value-type="string">
            <text:p>critique</text:p>
          </table:table-cell>
          <table:table-cell office:value-type="string">
            <text:p>main nue</text:p>
          </table:table-cell>
          <table:table-cell office:value-type="string">
            <text:p>multi coup</text:p>
          </table:table-cell>
        </table:table-row>
        <table:table-row table:style-name="ro4">
          <table:table-cell office:value-type="string">
            <text:p>Voleur</text:p>
          </table:table-cell>
          <table:table-cell office:value-type="string">
            <text:p>290 → 5600</text:p>
          </table:table-cell>
          <table:table-cell office:value-type="string">
            <text:p>40 → 120</text:p>
          </table:table-cell>
          <table:table-cell office:value-type="string">
            <text:p>18 → 195</text:p>
          </table:table-cell>
          <table:table-cell office:value-type="string">
            <text:p>11 → 170</text:p>
          </table:table-cell>
          <table:table-cell office:value-type="string">
            <text:p>13 → 60</text:p>
          </table:table-cell>
          <table:table-cell office:value-type="string">
            <text:p>17 → 170</text:p>
          </table:table-cell>
          <table:table-cell office:value-type="string">
            <text:p>21 → 220</text:p>
          </table:table-cell>
          <table:table-cell office:value-type="string">
            <text:p>16 → 250</text:p>
          </table:table-cell>
          <table:table-cell office:value-type="string">
            <text:p>96 → 1065</text:p>
          </table:table-cell>
          <table:table-cell office:value-type="string">
            <text:p>Pure</text:p>
          </table:table-cell>
          <table:table-cell office:value-type="string">
            <text:p>esquive</text:p>
          </table:table-cell>
          <table:table-cell table:number-columns-repeated="2"/>
        </table:table-row>
        <table:table-row table:style-name="ro4">
          <table:table-cell office:value-type="string">
            <text:p>Chevalier</text:p>
          </table:table-cell>
          <table:table-cell office:value-type="string">
            <text:p>370 → 6400</text:p>
          </table:table-cell>
          <table:table-cell office:value-type="string">
            <text:p>35 → 125</text:p>
          </table:table-cell>
          <table:table-cell office:value-type="string">
            <text:p>20 → 195</text:p>
          </table:table-cell>
          <table:table-cell office:value-type="string">
            <text:p>14 → 220</text:p>
          </table:table-cell>
          <table:table-cell office:value-type="string">
            <text:p>11 → 60</text:p>
          </table:table-cell>
          <table:table-cell office:value-type="string">
            <text:p>18 → 180</text:p>
          </table:table-cell>
          <table:table-cell office:value-type="string">
            <text:p>15 → 150</text:p>
          </table:table-cell>
          <table:table-cell office:value-type="string">
            <text:p>12 → 140</text:p>
          </table:table-cell>
          <table:table-cell office:value-type="string">
            <text:p>90 → 945</text:p>
          </table:table-cell>
          <table:table-cell office:value-type="string">
            <text:p>Pure</text:p>
          </table:table-cell>
          <table:table-cell office:value-type="string">
            <text:p>protege allié</text:p>
          </table:table-cell>
          <table:table-cell office:value-type="string">
            <text:p>+ d'armes</text:p>
          </table:table-cell>
          <table:table-cell/>
        </table:table-row>
        <table:table-row table:style-name="ro4">
          <table:table-cell office:value-type="string">
            <text:p>Sorcier</text:p>
          </table:table-cell>
          <table:table-cell office:value-type="string">
            <text:p>280 → 5200</text:p>
          </table:table-cell>
          <table:table-cell office:value-type="string">
            <text:p>60 → 720</text:p>
          </table:table-cell>
          <table:table-cell office:value-type="string">
            <text:p>16 → 160</text:p>
          </table:table-cell>
          <table:table-cell office:value-type="string">
            <text:p>10 → 140</text:p>
          </table:table-cell>
          <table:table-cell office:value-type="string">
            <text:p>18 → 195</text:p>
          </table:table-cell>
          <table:table-cell office:value-type="string">
            <text:p>20 → 190</text:p>
          </table:table-cell>
          <table:table-cell office:value-type="string">
            <text:p>17 → 160</text:p>
          </table:table-cell>
          <table:table-cell office:value-type="string">
            <text:p>15 → 155</text:p>
          </table:table-cell>
          <table:table-cell office:value-type="string">
            <text:p>89 → 1000</text:p>
          </table:table-cell>
          <table:table-cell office:value-type="string">
            <text:p>Pure</text:p>
          </table:table-cell>
          <table:table-cell office:value-type="string">
            <text:p>malédiction</text:p>
          </table:table-cell>
          <table:table-cell table:number-columns-repeated="2"/>
        </table:table-row>
        <table:table-row table:style-name="ro4">
          <table:table-cell office:value-type="string">
            <text:p>Barbare</text:p>
          </table:table-cell>
          <table:table-cell office:value-type="string">
            <text:p>350 → 6000</text:p>
          </table:table-cell>
          <table:table-cell office:value-type="string">
            <text:p>25 → 100</text:p>
          </table:table-cell>
          <table:table-cell office:value-type="string">
            <text:p>22 → 200</text:p>
          </table:table-cell>
          <table:table-cell office:value-type="string">
            <text:p>11 → 180</text:p>
          </table:table-cell>
          <table:table-cell office:value-type="string">
            <text:p>9 → 45</text:p>
          </table:table-cell>
          <table:table-cell office:value-type="string">
            <text:p>18 → 130</text:p>
          </table:table-cell>
          <table:table-cell office:value-type="string">
            <text:p>17 → 170</text:p>
          </table:table-cell>
          <table:table-cell office:value-type="string">
            <text:p>12 → 130</text:p>
          </table:table-cell>
          <table:table-cell office:value-type="string">
            <text:p>89 → 855</text:p>
          </table:table-cell>
          <table:table-cell office:value-type="string">
            <text:p>Pure</text:p>
          </table:table-cell>
          <table:table-cell office:value-type="string">
            <text:p>double hache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10"/>
          <table:table-cell/>
          <table:table-cell table:style-name="Default" table:number-columns-repeated="3"/>
        </table:table-row>
        <table:table-row table:style-name="ro4">
          <table:table-cell office:value-type="string">
            <text:p>Assassin</text:p>
          </table:table-cell>
          <table:table-cell office:value-type="string">
            <text:p>330 → 5500</text:p>
          </table:table-cell>
          <table:table-cell office:value-type="string">
            <text:p>50 → 580</text:p>
          </table:table-cell>
          <table:table-cell office:value-type="string">
            <text:p>22 → 220</text:p>
          </table:table-cell>
          <table:table-cell office:value-type="string">
            <text:p>12 → 175</text:p>
          </table:table-cell>
          <table:table-cell office:value-type="string">
            <text:p>16 → 180</text:p>
          </table:table-cell>
          <table:table-cell office:value-type="string">
            <text:p>18 → 185</text:p>
          </table:table-cell>
          <table:table-cell office:value-type="string">
            <text:p>22 → 220</text:p>
          </table:table-cell>
          <table:table-cell office:value-type="string">
            <text:p>19 → 190</text:p>
          </table:table-cell>
          <table:table-cell office:value-type="string">
            <text:p>109 → 1170</text:p>
          </table:table-cell>
          <table:table-cell office:value-type="string">
            <text:p>Hybride</text:p>
          </table:table-cell>
          <table:table-cell office:value-type="string">
            <text:p>coup mortel</text:p>
          </table:table-cell>
          <table:table-cell table:number-columns-repeated="2"/>
        </table:table-row>
        <table:table-row table:style-name="ro4">
          <table:table-cell office:value-type="string">
            <text:p>Barde</text:p>
          </table:table-cell>
          <table:table-cell office:value-type="string">
            <text:p>320 → 5700</text:p>
          </table:table-cell>
          <table:table-cell office:value-type="string">
            <text:p>55 → 600</text:p>
          </table:table-cell>
          <table:table-cell office:value-type="string">
            <text:p>23 → 225</text:p>
          </table:table-cell>
          <table:table-cell office:value-type="string">
            <text:p>11 → 170</text:p>
          </table:table-cell>
          <table:table-cell office:value-type="string">
            <text:p>17 → 175</text:p>
          </table:table-cell>
          <table:table-cell office:value-type="string">
            <text:p>18 → 180</text:p>
          </table:table-cell>
          <table:table-cell office:value-type="string">
            <text:p>20 → 200</text:p>
          </table:table-cell>
          <table:table-cell office:value-type="string">
            <text:p>12 → 155</text:p>
          </table:table-cell>
          <table:table-cell office:value-type="string">
            <text:p>101 → 1105 </text:p>
          </table:table-cell>
          <table:table-cell office:value-type="string">
            <text:p>Hybride</text:p>
          </table:table-cell>
          <table:table-cell office:value-type="string">
            <text:p>buff allié</text:p>
          </table:table-cell>
          <table:table-cell table:number-columns-repeated="2"/>
        </table:table-row>
        <table:table-row table:style-name="ro4">
          <table:table-cell office:value-type="string">
            <text:p>Marchand</text:p>
          </table:table-cell>
          <table:table-cell office:value-type="string">
            <text:p>300 → 5500</text:p>
          </table:table-cell>
          <table:table-cell office:value-type="string">
            <text:p>45 → 590</text:p>
          </table:table-cell>
          <table:table-cell office:value-type="string">
            <text:p>17 → 180</text:p>
          </table:table-cell>
          <table:table-cell office:value-type="string">
            <text:p>10 → 170</text:p>
          </table:table-cell>
          <table:table-cell office:value-type="string">
            <text:p>15 → 150</text:p>
          </table:table-cell>
          <table:table-cell office:value-type="string">
            <text:p>17 → 160</text:p>
          </table:table-cell>
          <table:table-cell office:value-type="string">
            <text:p>19 → 180</text:p>
          </table:table-cell>
          <table:table-cell office:value-type="string">
            <text:p>22 → 190</text:p>
          </table:table-cell>
          <table:table-cell office:value-type="string">
            <text:p>100 → 1030</text:p>
          </table:table-cell>
          <table:table-cell office:value-type="string">
            <text:p>Hybride</text:p>
          </table:table-cell>
          <table:table-cell office:value-type="string">
            <text:p>effet d'objet +</text:p>
          </table:table-cell>
          <table:table-cell office:value-type="string">
            <text:p>Drop +</text:p>
          </table:table-cell>
          <table:table-cell/>
        </table:table-row>
        <table:table-row table:style-name="ro2">
          <table:table-cell office:value-type="string">
            <text:p>Roublard</text:p>
          </table:table-cell>
          <table:table-cell table:style-name="ce5" table:number-columns-repeated="7"/>
          <table:table-cell table:style-name="ce8" table:number-columns-repeated="2"/>
          <table:table-cell office:value-type="string">
            <text:p>Hybride</text:p>
          </table:table-cell>
          <table:table-cell office:value-type="string">
            <text:p>piege</text:p>
          </table:table-cell>
          <table:table-cell table:number-columns-repeated="2"/>
        </table:table-row>
        <table:table-row table:style-name="ro4">
          <table:table-cell office:value-type="string">
            <text:p>Croisé</text:p>
          </table:table-cell>
          <table:table-cell office:value-type="string">
            <text:p>380 → 6700</text:p>
          </table:table-cell>
          <table:table-cell office:value-type="string">
            <text:p>50 → 560</text:p>
          </table:table-cell>
          <table:table-cell office:value-type="string">
            <text:p>19 → 190</text:p>
          </table:table-cell>
          <table:table-cell office:value-type="string">
            <text:p>15 → 225</text:p>
          </table:table-cell>
          <table:table-cell office:value-type="string">
            <text:p>16 → 170</text:p>
          </table:table-cell>
          <table:table-cell office:value-type="string">
            <text:p>18 → 180</text:p>
          </table:table-cell>
          <table:table-cell office:value-type="string">
            <text:p>14 → 145</text:p>
          </table:table-cell>
          <table:table-cell office:value-type="string">
            <text:p>13 → 140</text:p>
          </table:table-cell>
          <table:table-cell office:value-type="string">
            <text:p>95 → 1050</text:p>
          </table:table-cell>
          <table:table-cell office:value-type="string">
            <text:p>Hybride</text:p>
          </table:table-cell>
          <table:table-cell office:value-type="string">
            <text:p>+ de def</text:p>
          </table:table-cell>
          <table:table-cell office:value-type="string">
            <text:p>sort de soin</text:p>
          </table:table-cell>
          <table:table-cell office:value-type="string">
            <text:p>res lumiere</text:p>
          </table:table-cell>
        </table:table-row>
        <table:table-row table:style-name="ro2">
          <table:table-cell office:value-type="string">
            <text:p>Mage de Guerre</text:p>
          </table:table-cell>
          <table:table-cell table:style-name="ce5" table:number-columns-repeated="7"/>
          <table:table-cell table:style-name="ce8" table:number-columns-repeated="2"/>
          <table:table-cell office:value-type="string">
            <text:p>Hybride</text:p>
          </table:table-cell>
          <table:table-cell table:number-columns-repeated="3"/>
        </table:table-row>
        <table:table-row table:style-name="ro2">
          <table:table-cell office:value-type="string">
            <text:p>Nécromancien</text:p>
          </table:table-cell>
          <table:table-cell table:style-name="ce5" table:number-columns-repeated="7"/>
          <table:table-cell table:style-name="ce8" table:number-columns-repeated="2"/>
          <table:table-cell office:value-type="string">
            <text:p>Hybride</text:p>
          </table:table-cell>
          <table:table-cell office:value-type="string">
            <text:p>useless</text:p>
          </table:table-cell>
          <table:table-cell table:number-columns-repeated="2"/>
        </table:table-row>
        <table:table-row table:style-name="ro4">
          <table:table-cell table:style-name="Default" table:number-columns-repeated="10"/>
          <table:table-cell/>
          <table:table-cell table:style-name="ce10" table:number-columns-repeated="3"/>
        </table:table-row>
        <table:table-row table:style-name="ro4">
          <table:table-cell office:value-type="string">
            <text:p>Maître d'Armes</text:p>
          </table:table-cell>
          <table:table-cell office:value-type="string">
            <text:p>370 → 6500</text:p>
          </table:table-cell>
          <table:table-cell office:value-type="string">
            <text:p>40 → 450</text:p>
          </table:table-cell>
          <table:table-cell office:value-type="string">
            <text:p>24 → 240</text:p>
          </table:table-cell>
          <table:table-cell office:value-type="string">
            <text:p>14 → 200</text:p>
          </table:table-cell>
          <table:table-cell office:value-type="string">
            <text:p>15 → 160</text:p>
          </table:table-cell>
          <table:table-cell office:value-type="string">
            <text:p>18 → 200</text:p>
          </table:table-cell>
          <table:table-cell office:value-type="string">
            <text:p>20 → 220</text:p>
          </table:table-cell>
          <table:table-cell office:value-type="string">
            <text:p>20 → 200</text:p>
          </table:table-cell>
          <table:table-cell office:value-type="string">
            <text:p>111 → 1220</text:p>
          </table:table-cell>
          <table:table-cell office:value-type="string">
            <text:p>Avancée</text:p>
          </table:table-cell>
          <table:table-cell office:value-type="string">
            <text:p>porte ttes arme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17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M42S</meta:editing-duration>
    <meta:editing-cycles>8</meta:editing-cycles>
    <meta:generator>OpenOffice/4.1.3$Win32 OpenOffice.org_project/413m1$Build-9783</meta:generator>
    <dc:date>2018-03-19T17:17:11.33</dc:date>
    <dc:creator>do sep</dc:creator>
    <meta:document-statistic meta:table-count="3" meta:cell-count="228" meta:object-count="0"/>
    <meta:user-defined meta:name="Info 1"/>
    <meta:user-defined meta:name="Info 2"/>
    <meta:user-defined meta:name="Info 3"/>
    <meta:user-defined meta:name="Info 4"/>
  </office:meta>
</office:document-meta>
</file>